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20000026DA612B9DE6BE635B7.png" manifest:media-type="image/png"/>
  <manifest:file-entry manifest:full-path="Pictures/100002010000036F0000028873D91AADD00E7217.png" manifest:media-type="image/png"/>
  <manifest:file-entry manifest:full-path="Pictures/100002010000036A0000027A2C8064A9101A62F3.png" manifest:media-type="image/png"/>
  <manifest:file-entry manifest:full-path="Pictures/1000020100000372000002847AC715C086D29B71.png" manifest:media-type="image/png"/>
  <manifest:file-entry manifest:full-path="Pictures/100002010000036C0000026EC2C8287901E24942.png" manifest:media-type="image/png"/>
  <manifest:file-entry manifest:full-path="Pictures/10000201000003690000026F42815FCCEACCB446.png" manifest:media-type="image/png"/>
  <manifest:file-entry manifest:full-path="Pictures/10000201000003750000028821B25B7960BDD9D3.png" manifest:media-type="image/png"/>
  <manifest:file-entry manifest:full-path="Pictures/10000201000003700000026B04F95214CA662582.png" manifest:media-type="image/png"/>
  <manifest:file-entry manifest:full-path="Pictures/10000201000003840000028FCDA1696702961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6.94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6.945cm" svg:x="1.401cm" svg:y="4.8cm" presentation:class="title" presentation:user-transformed="true">
          <draw:text-box>
            <text:p>Structure<text:line-break/>de<text:line-break/>chaque<text:line-break/>s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draw:layer="layout" svg:width="21.64cm" svg:height="15.749cm" svg:x="3.273cm" svg:y="0.062cm">
          <draw:image xlink:href="Pictures/10000201000003840000028FCDA1696702961D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3" draw:layer="layout" svg:width="22.389cm" svg:height="15.749cm" svg:x="2.898cm" svg:y="0.062cm">
          <draw:image xlink:href="Pictures/10000201000003700000026B04F95214CA6625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2" draw:text-style-name="P3" draw:layer="layout" svg:width="21.509cm" svg:height="15.749cm" svg:x="3.338cm" svg:y="0.062cm">
          <draw:image xlink:href="Pictures/10000201000003750000028821B25B7960BDD9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2" draw:text-style-name="P3" draw:layer="layout" svg:width="22.18cm" svg:height="15.749cm" svg:x="3.003cm" svg:y="0.062cm">
          <draw:image xlink:href="Pictures/100002010000036C0000026EC2C8287901E249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2" draw:text-style-name="P3" draw:layer="layout" svg:width="21.363cm" svg:height="15.749cm" svg:x="3.411cm" svg:y="0.062cm">
          <draw:image xlink:href="Pictures/100002010000036F0000028873D91AADD00E72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2" draw:text-style-name="P3" draw:layer="layout" svg:width="22.069cm" svg:height="15.749cm" svg:x="3.058cm" svg:y="0.062cm">
          <draw:image xlink:href="Pictures/10000201000003690000026F42815FCCEACCB4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2" draw:text-style-name="P3" draw:layer="layout" svg:width="21.569cm" svg:height="15.749cm" svg:x="3.308cm" svg:y="0.062cm">
          <draw:image xlink:href="Pictures/1000020100000372000002847AC715C086D29B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2" draw:text-style-name="P3" draw:layer="layout" svg:width="22.369cm" svg:height="15.749cm" svg:x="2.908cm" svg:y="0.062cm">
          <draw:image xlink:href="Pictures/10000201000003720000026DA612B9DE6BE635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2" draw:text-style-name="P3" draw:layer="layout" svg:width="21.71cm" svg:height="15.749cm" svg:x="3.238cm" svg:y="0.062cm">
          <draw:image xlink:href="Pictures/100002010000036A0000027A2C8064A9101A62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08:42:50.033589608</meta:creation-date>
    <dc:date>2022-03-20T10:20:29.457133681</dc:date>
    <meta:editing-duration>PT18M49S</meta:editing-duration>
    <meta:editing-cycles>2</meta:editing-cycles>
    <meta:generator>LibreOffice/6.4.7.2$Linux_X86_64 LibreOffice_project/40$Build-2</meta:generator>
    <meta:document-statistic meta:object-count="51"/>
  </office:meta>
</office:document-meta>
</file>